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officeooo:rsid="0019e5aa" officeooo:paragraph-rsid="0019e5aa" style:font-size-asian="21pt" style:font-size-complex="24pt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4pt" officeooo:rsid="0019e5aa" officeooo:paragraph-rsid="0019e5aa" style:font-size-asian="12.25pt" style:font-size-complex="14pt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4pt" officeooo:rsid="0019e5aa" officeooo:paragraph-rsid="001b9abd" style:font-size-asian="12.25pt" style:font-size-complex="14pt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4pt" fo:font-weight="bold" officeooo:rsid="0019e5aa" officeooo:paragraph-rsid="0019e5a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text-line-through-style="none" style:text-line-through-type="none" fo:font-size="14pt" officeooo:rsid="0019e5aa" officeooo:paragraph-rsid="0019e5aa" style:font-size-asian="12.25pt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text-line-through-style="none" style:text-line-through-type="none" fo:font-size="14pt" officeooo:rsid="00228750" officeooo:paragraph-rsid="0019e5aa" style:font-size-asian="12.25pt" style:font-size-complex="14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9e5aa"/>
    </style:style>
    <style:style style:name="P8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19e5aa" officeooo:paragraph-rsid="0019e5aa" style:font-size-asian="12.25pt" style:font-size-complex="14pt"/>
    </style:style>
    <style:style style:name="P9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19e5aa" officeooo:paragraph-rsid="00290d35" style:font-size-asian="12.25pt" style:font-size-complex="14pt"/>
    </style:style>
    <style:style style:name="P10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19e5aa" officeooo:paragraph-rsid="002c97b5" style:font-size-asian="12.25pt" style:font-size-complex="14pt"/>
    </style:style>
    <style:style style:name="P11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19e5aa" officeooo:paragraph-rsid="002da092" style:font-size-asian="12.25pt" style:font-size-complex="14pt"/>
    </style:style>
    <style:style style:name="P12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c97b5" officeooo:paragraph-rsid="002c97b5" style:font-size-asian="12.25pt" style:font-size-complex="14pt"/>
    </style:style>
    <style:style style:name="P13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c97b5" officeooo:paragraph-rsid="002da092" style:font-size-asian="12.25pt" style:font-size-complex="14pt"/>
    </style:style>
    <style:style style:name="P14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c97b5" officeooo:paragraph-rsid="00290d35" style:font-size-asian="12.25pt" style:font-size-complex="14pt"/>
    </style:style>
    <style:style style:name="P15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c97b5" officeooo:paragraph-rsid="003ce084" style:font-size-asian="12.25pt" style:font-size-complex="14pt"/>
    </style:style>
    <style:style style:name="P16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b5c45" officeooo:paragraph-rsid="002da092" style:font-size-asian="12.25pt" style:font-size-complex="14pt"/>
    </style:style>
    <style:style style:name="P17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b5c45" officeooo:paragraph-rsid="00290d35" style:font-size-asian="12.25pt" style:font-size-complex="14pt"/>
    </style:style>
    <style:style style:name="P18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b5c45" officeooo:paragraph-rsid="003ce084" style:font-size-asian="12.25pt" style:font-size-complex="14pt"/>
    </style:style>
    <style:style style:name="P19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6139d" officeooo:paragraph-rsid="002c97b5" style:font-size-asian="12.25pt" style:font-size-complex="14pt"/>
    </style:style>
    <style:style style:name="P20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90d35" officeooo:paragraph-rsid="00290d35" style:font-size-asian="12.25pt" style:font-size-complex="14pt"/>
    </style:style>
    <style:style style:name="P21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ac4be" officeooo:paragraph-rsid="00290d35" style:font-size-asian="12.25pt" style:font-size-complex="14pt"/>
    </style:style>
    <style:style style:name="P22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bold" officeooo:rsid="0019e5aa" officeooo:paragraph-rsid="0019e5a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bold" officeooo:rsid="002c97b5" officeooo:paragraph-rsid="00290d35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bold" officeooo:rsid="002c97b5" officeooo:paragraph-rsid="003ce084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normal" officeooo:rsid="00340220" officeooo:paragraph-rsid="00290d3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normal" officeooo:rsid="00340220" officeooo:paragraph-rsid="0034022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normal" officeooo:rsid="003f4012" officeooo:paragraph-rsid="0019e5a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.201cm" fo:margin-bottom="0.201cm" loext:contextual-spacing="false" fo:text-align="start" style:justify-single-word="false"/>
      <style:text-properties officeooo:paragraph-rsid="00290d35"/>
    </style:style>
    <style:style style:name="P29" style:family="paragraph" style:parent-style-name="Standard">
      <style:paragraph-properties fo:margin-top="0.201cm" fo:margin-bottom="0.201cm" loext:contextual-spacing="false" fo:text-align="start" style:justify-single-word="false"/>
      <style:text-properties officeooo:paragraph-rsid="002da092"/>
    </style:style>
    <style:style style:name="P30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fo:font-weight="bold" officeooo:rsid="002c97b5" officeooo:paragraph-rsid="00290d35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c97b5" officeooo:paragraph-rsid="00290d35" style:font-size-asian="12.25pt" style:font-size-complex="14pt"/>
    </style:style>
    <style:style style:name="P32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line-through-style="none" style:text-line-through-type="none" fo:font-size="14pt" officeooo:rsid="002c97b5" officeooo:paragraph-rsid="004438cd" style:font-size-asian="12.25pt" style:font-size-complex="14pt"/>
    </style:style>
    <style:style style:name="T1" style:family="text">
      <style:text-properties officeooo:rsid="001b9abd"/>
    </style:style>
    <style:style style:name="T2" style:family="text">
      <style:text-properties officeooo:rsid="001e3dcf"/>
    </style:style>
    <style:style style:name="T3" style:family="text">
      <style:text-properties officeooo:rsid="001fc535"/>
    </style:style>
    <style:style style:name="T4" style:family="text">
      <style:text-properties officeooo:rsid="00228750"/>
    </style:style>
    <style:style style:name="T5" style:family="text">
      <style:text-properties fo:color="#000000" style:text-line-through-style="none" style:text-line-through-type="none" fo:font-size="14pt" officeooo:rsid="0019e5aa" style:font-size-asian="12.25pt" style:font-size-complex="14pt"/>
    </style:style>
    <style:style style:name="T6" style:family="text">
      <style:text-properties fo:color="#000000" style:text-line-through-style="none" style:text-line-through-type="none" fo:font-size="14pt" officeooo:rsid="00228750" style:font-size-asian="12.25pt" style:font-size-complex="14pt"/>
    </style:style>
    <style:style style:name="T7" style:family="text">
      <style:text-properties fo:color="#000000" style:text-line-through-style="none" style:text-line-through-type="none" fo:font-size="14pt" officeooo:rsid="002ac4be" style:font-size-asian="12.25pt" style:font-size-complex="14pt"/>
    </style:style>
    <style:style style:name="T8" style:family="text">
      <style:text-properties fo:color="#000000" style:text-line-through-style="none" style:text-line-through-type="none" fo:font-size="14pt" officeooo:rsid="002b5c45" style:font-size-asian="12.25pt" style:font-size-complex="14pt"/>
    </style:style>
    <style:style style:name="T9" style:family="text">
      <style:text-properties fo:color="#000000" style:text-line-through-style="none" style:text-line-through-type="none" fo:font-size="14pt" officeooo:rsid="002c97b5" style:font-size-asian="12.25pt" style:font-size-complex="14pt"/>
    </style:style>
    <style:style style:name="T10" style:family="text">
      <style:text-properties officeooo:rsid="002452c7"/>
    </style:style>
    <style:style style:name="T11" style:family="text">
      <style:text-properties officeooo:rsid="0024f405"/>
    </style:style>
    <style:style style:name="T12" style:family="text">
      <style:text-properties officeooo:rsid="0026139d"/>
    </style:style>
    <style:style style:name="T13" style:family="text">
      <style:text-properties officeooo:rsid="00290d35"/>
    </style:style>
    <style:style style:name="T14" style:family="text">
      <style:text-properties officeooo:rsid="002ac4be"/>
    </style:style>
    <style:style style:name="T15" style:family="text">
      <style:text-properties officeooo:rsid="002c97b5"/>
    </style:style>
    <style:style style:name="T16" style:family="text">
      <style:text-properties officeooo:rsid="002f2cd0"/>
    </style:style>
    <style:style style:name="T17" style:family="text">
      <style:text-properties officeooo:rsid="0034022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40220" style:font-weight-asian="normal" style:font-weight-complex="normal"/>
    </style:style>
    <style:style style:name="T20" style:family="text">
      <style:text-properties fo:font-weight="normal" officeooo:rsid="003df0f2" style:font-weight-asian="normal" style:font-weight-complex="normal"/>
    </style:style>
    <style:style style:name="T21" style:family="text">
      <style:text-properties fo:font-weight="normal" officeooo:rsid="003f4012" style:font-weight-asian="normal" style:font-weight-complex="normal"/>
    </style:style>
    <style:style style:name="T22" style:family="text">
      <style:text-properties officeooo:rsid="0035e65d"/>
    </style:style>
    <style:style style:name="T23" style:family="text">
      <style:text-properties officeooo:rsid="003797ae"/>
    </style:style>
    <style:style style:name="T24" style:family="text">
      <style:text-properties officeooo:rsid="003ce08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ce084" style:font-weight-asian="bold" style:font-weight-complex="bold"/>
    </style:style>
    <style:style style:name="T27" style:family="text">
      <style:text-properties officeooo:rsid="003df0f2"/>
    </style:style>
    <style:style style:name="T28" style:family="text">
      <style:text-properties officeooo:rsid="0040cf1a"/>
    </style:style>
    <style:style style:name="T29" style:family="text">
      <style:text-properties officeooo:rsid="00417c7d"/>
    </style:style>
    <style:style style:name="T30" style:family="text">
      <style:text-properties officeooo:rsid="00434970"/>
    </style:style>
    <style:style style:name="T31" style:family="text">
      <style:text-properties officeooo:rsid="004438cd"/>
    </style:style>
    <style:style style:name="T32" style:family="text">
      <style:text-properties officeooo:rsid="00444a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o 2ª Frequência</text:p>
      <text:p text:style-name="P1">MDS</text:p>
      <text:p text:style-name="P1"/>
      <text:p text:style-name="P4">→Gestão de configurações </text:p>
      <text:p text:style-name="P2"/>
      <text:p text:style-name="P2"><text:tab/>Software muda frequentemente: </text:p>
      <text:p text:style-name="P2"><text:tab/><text:tab/>-Cada versão tem de ser mantida e gerida ; </text:p>
      <text:p text:style-name="P2"><text:tab/><text:tab/>-Sistemas vistos como séries de versões</text:p>
      <text:p text:style-name="P2"/>
      <text:p text:style-name="P2"><text:tab/>Cada versão:</text:p>
      <text:p text:style-name="P2"><text:tab/><text:tab/>-Implementa alterações</text:p>
      <text:p text:style-name="P2"><text:tab/><text:tab/>-Correção de falhas</text:p>
      <text:p text:style-name="P2"><text:tab/><text:tab/>-Adaptações</text:p>
      <text:p text:style-name="P2"/>
      <text:p text:style-name="P2"><text:tab/>Gestão de configurações:</text:p>
      <text:p text:style-name="P2"><text:tab/><text:tab/>-Ferramentas e processos para gerir alterações/mudanças</text:p>
      <text:p text:style-name="P2"><text:tab/><text:tab/>-Essencial: Facil de perder rasto das alterações , alterações que devem fazer <text:tab/><text:tab/><text:tab/><text:tab/>parte de uma versão do sistema</text:p>
      <text:p text:style-name="P2"/>
      <text:p text:style-name="P2"><text:tab/>Atividades:</text:p>
      <text:p text:style-name="P2"><text:tab/><text:tab/>-Gestão de alterações: <text:s/>Manter o “rasto” dos pedidos de alterações feitas <text:tab/><text:tab/><text:tab/><text:tab/><text:tab/><text:tab/> <text:s text:c="6"/>pelos clientes</text:p>
      <text:p text:style-name="P2"><text:tab/><text:tab/>-Gestão de versões: Manter o rasto das várias versões dos componentes do <text:tab/><text:tab/><text:tab/><text:tab/><text:tab/><text:tab/> <text:s/>sistema</text:p>
      <text:p text:style-name="P2"><text:tab/><text:tab/>-Criação do sistema(system building): Processo de construir componentes <text:tab/><text:tab/><text:tab/><text:tab/><text:tab/><text:tab/><text:tab/><text:tab/><text:tab/> do sistema, dados e bibliotecas</text:p>
      <text:p text:style-name="P2"><text:tab/><text:tab/>-Gestão de releases: Prepara software para ser entregue e manter resgisto de <text:tab/><text:tab/><text:tab/><text:tab/><text:tab/> <text:s text:c="2"/>todas as versões</text:p>
      <text:p text:style-name="P2"><text:tab/><text:tab/></text:p>
      <text:p text:style-name="P2"/>
      <text:p text:style-name="P3"><text:tab/></text:p>
      <text:p text:style-name="P3"><text:soft-page-break/><text:tab/>Processos Ágeis e Gestão de Configurações:</text:p>
      <text:p text:style-name="P2"><text:tab/><text:tab/>-Essencial nos processos ágeis: Sistemas alterados várias vezes ; Várias <text:tab/><text:tab/><text:tab/><text:tab/><text:tab/><text:tab/><text:tab/><text:tab/>versões por dia</text:p>
      <text:p text:style-name="P2"><text:tab/><text:tab/>-Versões de Componentes: Projeto/repositorio partilhado com todos os <text:tab/><text:tab/><text:tab/><text:tab/><text:tab/><text:tab/> <text:s text:c="12"/>membros</text:p>
      <text:p text:style-name="P2"><text:tab/><text:tab/>-Processo de Desenvolvimento: Código copiado do repositório para o <text:tab/><text:tab/><text:tab/><text:tab/><text:tab/><text:tab/><text:tab/><text:tab/> Desktop(clone)</text:p>
      <text:p text:style-name="P2"><text:tab/><text:tab/>-Modificação do Código</text:p>
      <text:p text:style-name="P2"><text:tab/><text:tab/>-Nova versão é testada(Unit Test)</text:p>
      <text:p text:style-name="P2"><text:tab/><text:tab/>-Código enviado para o repositorio partilhado(push)</text:p>
      <text:p text:style-name="P2"/>
      <text:p text:style-name="P2"><text:tab/><text:span text:style-name="T1">Etapas de Desenvolvimento:</text:span></text:p>
      <text:p text:style-name="P2"><text:tab/><text:tab/>-<text:span text:style-name="T1">Desenvolvimento: Adicionadas funcionalidades ; Gestão de configurações</text:span></text:p>
      <text:p text:style-name="P2"><text:tab/><text:tab/>-<text:span text:style-name="T1">Testes: Versão entregue inteiramente para testes ; Não são adicionadas <text:tab/><text:tab/><text:tab/> <text:s text:c="12"/>novas funcionalidades ; Correção de bugs, fixes, melhoria de <text:tab/><text:tab/><text:tab/><text:tab/> <text:s text:c="2"/>desempenho, …</text:span></text:p>
      <text:p text:style-name="P2"><text:tab/><text:tab/>-<text:span text:style-name="T1">Release: Nova versão entregue ao cliente para utilização ; Podem surgir <text:tab/><text:tab/><text:tab/><text:tab/> <text:s text:c="5"/>novas versões da Relase para corrigir erros</text:span></text:p>
      <text:p text:style-name="P2"/>
      <text:p text:style-name="P5"><text:tab/><text:span text:style-name="T1">Sistemas multi-versão:</text:span></text:p>
      <text:p text:style-name="P5"><text:tab/><text:tab/>-<text:span text:style-name="T1">Grandes</text:span></text:p>
      <text:p text:style-name="P5"><text:tab/><text:tab/>-<text:span text:style-name="T1">Várias versões funcionais</text:span></text:p>
      <text:p text:style-name="P5"><text:tab/><text:tab/>-<text:span text:style-name="T1">Várias versões do sistema: Em diferentes etapas de desenvolvimento</text:span></text:p>
      <text:p text:style-name="P5"><text:tab/><text:tab/>-<text:span text:style-name="T1">Podem existir várias equipas de desenvolvimento: Diferentes versões do <text:tab/><text:tab/><text:tab/><text:tab/><text:tab/><text:tab/><text:tab/><text:tab/><text:tab/><text:tab/><text:tab/> <text:s/>sistema</text:span></text:p>
      <text:p text:style-name="P5"><text:tab/></text:p>
      <text:p text:style-name="P5"><text:tab/><text:span text:style-name="T2">Terminologia:</text:span></text:p>
      <text:p text:style-name="P5"><text:tab/><text:tab/>-<text:span text:style-name="T2">Baseline: coleção de versões de componentes que fazem um sistema. São <text:tab/><text:tab/><text:tab/><text:tab/> <text:s text:c="6"/>controladas, isto é, significa que não podem ser modificadas</text:span></text:p>
      <text:p text:style-name="P5"><text:tab/><text:tab/>-<text:span text:style-name="T2">Branching: criação de uma nova codeline de uma versão</text:span></text:p>
      <text:p text:style-name="P5"><text:tab/><text:tab/>-<text:span text:style-name="T2">Codeline: é um conjunto de versões de um componente de software</text:span></text:p>
      <text:p text:style-name="P5"><text:tab/><text:tab/>-<text:span text:style-name="T2">Configuration(version) Control: é o processo de garantir que as versões do <text:tab/><text:tab/><text:tab/><text:tab/><text:tab/><text:tab/><text:tab/> <text:s text:c="2"/>sistema e os componenetes são gravados e <text:tab/><text:tab/><text:tab/><text:tab/><text:tab/><text:tab/><text:tab/> <text:s text:c="2"/>mantidos</text:span></text:p>
      <text:p text:style-name="P5"><text:soft-page-break/><text:tab/><text:tab/>-<text:span text:style-name="T3">Mainline: é uma sequencia de baselines que representam diferentes versões <text:tab/><text:tab/><text:tab/> <text:s text:c="7"/>do sistema</text:span></text:p>
      <text:p text:style-name="P5"><text:tab/><text:tab/>-<text:span text:style-name="T3">Merging: criação de uma nova versão de um componente de software <text:tab/><text:tab/><text:tab/><text:tab/> <text:s text:c="6"/>atraves de merde de versões separadas em diferentes codelines.</text:span></text:p>
      <text:p text:style-name="P5"><text:tab/><text:tab/>-<text:span text:style-name="T3">Release: uma versão do sistema disponivel e entregue ao cliente</text:span></text:p>
      <text:p text:style-name="P5"><text:tab/><text:tab/>-<text:span text:style-name="T3">Repository: é uma base de dados partilhada com versões de componentes de software e meta-informação</text:span></text:p>
      <text:p text:style-name="P5"><text:tab/><text:tab/>-<text:span text:style-name="T3">System Building: a criação de um executavel de uma versão do sistema</text:span></text:p>
      <text:p text:style-name="P5"><text:tab/><text:tab/>-<text:span text:style-name="T3">Workspace: área de trabalho privado onde o software pode ser modificado sem afetar outros trabalhadores</text:span></text:p>
      <text:p text:style-name="P5"/>
      <text:p text:style-name="P5"><text:tab/><text:span text:style-name="T4">Gestão de Versões:</text:span></text:p>
      <text:p text:style-name="P5"><text:tab/><text:tab/>-<text:span text:style-name="T4">Processo de manter o rasto das diferentes versões</text:span></text:p>
      <text:p text:style-name="P5"><text:tab/><text:tab/>-<text:span text:style-name="T4">Pode ser visto como um processo usado para gerir codeline e baseline</text:span></text:p>
      <text:p text:style-name="P5"><text:tab/><text:tab/>-<text:span text:style-name="T4">Deve garantir que alterações feitas não interfiram com alterações feitas por outros programadores</text:span></text:p>
      <text:p text:style-name="P5"><text:tab/><text:tab/></text:p>
      <text:p text:style-name="P5"><text:tab/><text:span text:style-name="T4">Codelines e Baselines</text:span></text:p>
      <text:p text:style-name="P5"><text:tab/><text:tab/><text:span text:style-name="T4">Codeline: sequencia de versões do código, onde as mais recentes são derivadas das mais antigas ; aplicam-se aos componentes do sistema</text:span></text:p>
      <text:p text:style-name="P5"><text:tab/><text:tab/><text:span text:style-name="T4">Baseline: definição de um sistema especifico ; especifica as versões dos componentes que são incluidos no sistema</text:span></text:p>
      <text:p text:style-name="P5"><text:tab/></text:p>
      <text:p text:style-name="P5"><text:tab/><text:span text:style-name="T4">Sistemas de gestão de versões(VCS)</text:span></text:p>
      <text:p text:style-name="P5"><text:tab/><text:tab/>-<text:span text:style-name="T4">Identificação de versões e releases</text:span></text:p>
      <text:p text:style-name="P7"><text:span text:style-name="T5"><text:tab/><text:tab/>-</text:span><text:span text:style-name="T6">Gestão do historico de alterações</text:span></text:p>
      <text:p text:style-name="P6"><text:tab/><text:tab/>-Permitir desenvolvimento individual</text:p>
      <text:p text:style-name="P6"><text:tab/><text:tab/>-Permitir desenvolvimento de vários projetos ao mesmo tempo</text:p>
      <text:p text:style-name="P5"><text:tab/><text:tab/></text:p>
      <text:p text:style-name="P5"><text:tab/><text:tab/><text:span text:style-name="T4">Tipos de VCS:<text:line-break/><text:tab/><text:tab/><text:tab/>-Centralizados: SVN</text:span></text:p>
      <text:p text:style-name="P5"><text:tab/><text:tab/><text:tab/>-<text:span text:style-name="T4">Distribuidos: Git</text:span></text:p>
      <text:p text:style-name="P5"/>
      <text:p text:style-name="P5"><text:soft-page-break/><text:tab/><text:span text:style-name="T4">Controle de versões centralizado:</text:span></text:p>
      <text:p text:style-name="P5"><text:tab/><text:tab/>-<text:span text:style-name="T4">Programadores copiam componentes ou pastas(check-out)</text:span></text:p>
      <text:p text:style-name="P5"><text:tab/><text:tab/>-<text:span text:style-name="T4">Após terminarem alterações: compiam componentes para o repositório(check-in)</text:span></text:p>
      <text:p text:style-name="P5"><text:tab/><text:tab/>-<text:span text:style-name="T10">Vários programadores a trabalharem no <text:s/>mesmo componente: cada pessoa copia o componente do repositorio</text:span></text:p>
      <text:p text:style-name="P5"><text:tab/></text:p>
      <text:p text:style-name="P5"><text:tab/><text:span text:style-name="T10">Controle de versões distribuido:</text:span></text:p>
      <text:p text:style-name="P5"><text:tab/><text:tab/>-<text:span text:style-name="T10">Repositório “master”</text:span></text:p>
      <text:p text:style-name="P5"><text:tab/><text:tab/>-<text:span text:style-name="T10">Em vez de apenas copiar coisas necessárias: Fazer clone do repositorio</text:span></text:p>
      <text:p text:style-name="P5"><text:tab/><text:tab/>-<text:span text:style-name="T10">Repositorio privado(clonado do principal)</text:span></text:p>
      <text:p text:style-name="P5"><text:tab/><text:tab/>-<text:span text:style-name="T10">Quando terminadas alterações: Commit ; update do repositorio privado ; Push das alterações</text:span></text:p>
      <text:p text:style-name="P5"/>
      <text:p text:style-name="P5"><text:tab/><text:span text:style-name="T10">Construção do sistema – System Building</text:span></text:p>
      <text:p text:style-name="P5"><text:tab/><text:tab/>-<text:span text:style-name="T10">Processo de criar uma versão completa e executavel do sistema</text:span></text:p>
      <text:p text:style-name="P5"><text:tab/><text:tab/><text:span text:style-name="T10">Ferramentas de construção do sistema e de gestão de versões: Fazer check-out de versões de componentes<text:line-break/><text:tab/><text:tab/>-Descrição da baseline feita na ferramenta de construção do sistema </text:span></text:p>
      <text:p text:style-name="P5"/>
      <text:p text:style-name="P5"><text:tab/><text:span text:style-name="T10">Plataformas de construção:</text:span></text:p>
      <text:p text:style-name="P5"><text:tab/><text:tab/>-<text:span text:style-name="T10">Plataformas de Desenvolvimento</text:span></text:p>
      <text:p text:style-name="P5"><text:tab/><text:tab/>-<text:span text:style-name="T10">Build Server</text:span></text:p>
      <text:p text:style-name="P5"><text:tab/><text:tab/>-<text:span text:style-name="T10">Ambiente de reprodução</text:span></text:p>
      <text:p text:style-name="P5"/>
      <text:p text:style-name="P5"><text:tab/><text:span text:style-name="T10">Build System:</text:span></text:p>
      <text:p text:style-name="P5"><text:tab/><text:tab/>-<text:span text:style-name="T10">Funcionalidades: script para gerar build ; recompilação mínima, automação , …</text:span></text:p>
      <text:p text:style-name="P5"><text:tab/></text:p>
      <text:p text:style-name="P8"><text:tab/><text:span text:style-name="T11">System Build-Métodos Ágeis:</text:span></text:p>
      <text:p text:style-name="P8"><text:tab/><text:tab/>-<text:span text:style-name="T11">Check out da mainline</text:span></text:p>
      <text:p text:style-name="P8"><text:tab/><text:tab/>-<text:span text:style-name="T11">Construir o sistema e correr todos os testes de forma automática</text:span></text:p>
      <text:p text:style-name="P8"><text:soft-page-break/><text:tab/><text:tab/>-<text:span text:style-name="T11">Fazer alterações aos componentes do sistema</text:span></text:p>
      <text:p text:style-name="P8"><text:tab/><text:tab/>-<text:span text:style-name="T11">Construir o sistema no ambiente de desenvolvimento e correr todos os testes</text:span></text:p>
      <text:p text:style-name="P8"><text:tab/><text:tab/>-<text:span text:style-name="T11">Depois de passar os testes, fazer check in de gestão de versões</text:span></text:p>
      <text:p text:style-name="P8"><text:tab/><text:tab/>-<text:span text:style-name="T11">Construir o sistema no build server e correr testes</text:span></text:p>
      <text:p text:style-name="P8"><text:tab/><text:tab/>-<text:span text:style-name="T11">Se os testes passarem no build server, fazer commit das alterações</text:span></text:p>
      <text:p text:style-name="P8"/>
      <text:p text:style-name="P8"><text:tab/><text:span text:style-name="T11">Integração continua:</text:span></text:p>
      <text:p text:style-name="P8"><text:tab/><text:tab/>-<text:span text:style-name="T11">Vantagens: Descoberta e correção de erros causados pela interação entre vários programadores ; Sistema +recente na mainline é a versão atual do sistema</text:span></text:p>
      <text:p text:style-name="P8"><text:tab/><text:tab/>-<text:span text:style-name="T11">Desvantagens: Se o sistema for muito grande, a construção de testes pode levar muito tempo ; Se a plataforma de desenvolvimento for diferente da de execução, pode não ser possível executar os testes na área de trabalho do programador</text:span></text:p>
      <text:p text:style-name="P8"/>
      <text:p text:style-name="P22">→<text:span text:style-name="T12">Testes de Software</text:span></text:p>
      <text:p text:style-name="P10"><text:tab/>-<text:span text:style-name="T15">Testes de Desempenho:</text:span></text:p>
      <text:p text:style-name="P12"><text:tab/><text:tab/>-Podem fazer parte dos de release</text:p>
      <text:p text:style-name="P12"><text:tab/><text:tab/>-Refletem o perfil de utilização</text:p>
      <text:p text:style-name="P12"><text:s/><text:tab/><text:tab/>-Variam a carga do sistema</text:p>
      <text:p text:style-name="P12"><text:tab/><text:tab/>-Testes de stress: tipo de desenvolvimento ; sistema é sobrecarregado</text:p>
      <text:p text:style-name="P11"><text:tab/><text:span text:style-name="T12">-TDD:</text:span></text:p>
      <text:p text:style-name="P16"><text:tab/><text:tab/>-Intercalar testes com desenvolvimento</text:p>
      <text:p text:style-name="P16"><text:tab/><text:tab/>-Testes escritos antes de implementar o código</text:p>
      <text:p text:style-name="P16"><text:tab/><text:tab/>-Código desenvolvido de forma incremental</text:p>
      <text:p text:style-name="P16"><text:tab/><text:tab/>-Base dos métodos ágeis</text:p>
      <text:p text:style-name="P16"><text:tab/><text:tab/>-Atividades:</text:p>
      <text:p text:style-name="P16"><text:soft-page-break/><text:tab/><text:tab/><text:tab/>-Indentificar incremento da funcionalidade a implementar</text:p>
      <text:p text:style-name="P16"><text:tab/><text:tab/><text:tab/>-Implementar teste para novo incremento</text:p>
      <text:p text:style-name="P16"><text:tab/><text:tab/><text:tab/>-Executar novo teste</text:p>
      <text:p text:style-name="P16"><text:tab/><text:tab/><text:tab/>-Implementar a funcionalidade e voltar a executar o teste</text:p>
      <text:p text:style-name="P16"><text:tab/><text:tab/><text:tab/>-Quando passar nos testes, escolher novo incremento para implementar</text:p>
      <text:p text:style-name="P29"><text:span text:style-name="T8"><text:tab/><text:tab/></text:span><text:span text:style-name="T9">Beneficios:</text:span></text:p>
      <text:p text:style-name="P13"><text:tab/><text:tab/><text:tab/>-Todos segmentos de códigos associados a um testes, pelo menos</text:p>
      <text:p text:style-name="P13"><text:tab/><text:tab/><text:tab/>-Testes de regressão</text:p>
      <text:p text:style-name="P13"><text:tab/><text:tab/><text:tab/>-Debug simplificado</text:p>
      <text:p text:style-name="P13"><text:tab/><text:tab/><text:tab/>-Testes servem de documentação do sistema</text:p>
      <text:p text:style-name="P13"/>
      <text:p text:style-name="P11"><text:tab/>-<text:span text:style-name="T15">Testes de Releases:</text:span></text:p>
      <text:p text:style-name="P13"><text:tab/><text:tab/>-Testar uma release do sistema</text:p>
      <text:p text:style-name="P13"><text:tab/><text:tab/>-Objetivo:</text:p>
      <text:p text:style-name="P13"><text:tab/><text:tab/><text:tab/>-Mostrar que está pronto a ser usado</text:p>
      <text:p text:style-name="P13"><text:tab/><text:tab/><text:tab/>-Mostrar que implementa o que é especificado</text:p>
      <text:p text:style-name="P13"><text:tab/><text:tab/>-Testes black-box:</text:p>
      <text:p text:style-name="P13"><text:tab/><text:tab/><text:tab/>-Ignora-se implementação </text:p>
      <text:p text:style-name="P13"><text:tab/><text:tab/><text:tab/>-Testes criados a partir de especificações</text:p>
      <text:p text:style-name="P13"><text:tab/><text:tab/><text:tab/>-Verificar saidas de acordo com entradas</text:p>
      <text:p text:style-name="P8"><text:tab/>-<text:span text:style-name="T12">Testes de utilizador:</text:span></text:p>
      <text:p text:style-name="P8"><text:tab/><text:tab/>-<text:span text:style-name="T15">Utilizadores indicam como testar <text:s/>o sistema</text:span></text:p>
      <text:p text:style-name="P8"><text:tab/><text:tab/>-<text:span text:style-name="T16">Tipos: Testes Alfa ; Testes Beta ; Testes de aceitação</text:span></text:p>
      <text:p text:style-name="P8"/>
      <text:p text:style-name="P10"><text:soft-page-break/><text:tab/></text:p>
      <text:p text:style-name="P19">Testar programas:</text:p>
      <text:p text:style-name="P8"><text:tab/><text:tab/>-<text:span text:style-name="T12">Serve para mostra descobrir problemas e erros ; Mostrar o que um programa faz ou deve fazer</text:span></text:p>
      <text:p text:style-name="P8"><text:tab/><text:tab/>-<text:span text:style-name="T12">Como testar software: Executar programa com dados artificiais ; Verificar resultados e detetar erros ou anomalias</text:span></text:p>
      <text:p text:style-name="P8"><text:tab/><text:tab/>-<text:span text:style-name="T12">Testes revelam erros, mas não a sua ausência</text:span></text:p>
      <text:p text:style-name="P8"><text:tab/><text:tab/>-<text:span text:style-name="T12">Testes fazem parte do processo de verificação e validação</text:span></text:p>
      <text:p text:style-name="P8"/>
      <text:p text:style-name="P8"><text:tab/><text:span text:style-name="T12">Objetivos:</text:span></text:p>
      <text:p text:style-name="P8"><text:tab/><text:tab/>-<text:span text:style-name="T12">Demonstrar que o software está de acordo com os requisitos</text:span></text:p>
      <text:p text:style-name="P8"><text:tab/><text:tab/>-<text:span text:style-name="T12">Encontrar comportamentos do software que não estão de acordo com os requisitos</text:span></text:p>
      <text:p text:style-name="P8"><text:tab/><text:tab/></text:p>
      <text:p text:style-name="P8"><text:tab/><text:span text:style-name="T12">Processo de testes – objetivo:</text:span></text:p>
      <text:p text:style-name="P8"><text:tab/><text:tab/>-<text:span text:style-name="T12">Testes de validação: demostrar que o software está de acordo com os requisitos ; Bom teste mostra que o sistema funcionar como deve ser</text:span></text:p>
      <text:p text:style-name="P8"><text:tab/><text:tab/>-<text:span text:style-name="T12">Testes de defeito: Encontrar erros e problemas ; Bom teste faz com que se exponham os erros e defeitos</text:span></text:p>
      <text:p text:style-name="P8"/>
      <text:p text:style-name="P8"><text:tab/><text:span text:style-name="T13">Inspeções e Testes:</text:span></text:p>
      <text:p text:style-name="P8"><text:tab/><text:tab/>-<text:span text:style-name="T13">Inspeções: análise e verificação por forma a encontrar problemas ; Verificação estática ; Técnica eficaz para achar erros ; Não necessitam de executar o sistema</text:span></text:p>
      <text:p text:style-name="P8"><text:tab/><text:tab/><text:tab/>-<text:span text:style-name="T13">Vantagens: Os erros podem esconder outros erros ; Versões imcompletas inspecionadas sem custo adicional ; Pode ser util para encontrar atributos de qualidade</text:span></text:p>
      <text:p text:style-name="P8"><text:tab/><text:tab/>-<text:span text:style-name="T13">Testes de software: Observação do comportamento do sistema ; Verificação Dinâmica</text:span></text:p>
      <text:p text:style-name="P9"><text:soft-page-break/><text:tab/><text:tab/>-<text:span text:style-name="T13">Inspeções VS Testes:</text:span></text:p>
      <text:p text:style-name="P20"><text:tab/><text:tab/><text:tab/>-São atividades complementares ; </text:p>
      <text:p text:style-name="P20"><text:tab/><text:tab/><text:tab/>-Ambos usados em validação e verificação ; </text:p>
      <text:p text:style-name="P20"><text:tab/><text:tab/><text:tab/>-Inspeções podem verificar se sistema de acordo com especificações</text:p>
      <text:p text:style-name="P9"><text:tab/><text:tab/><text:tab/>-<text:span text:style-name="T13">Inspeções não podem verificar caracteristicas não funcionais: Desempenho, usabilidade, …</text:span></text:p>
      <text:p text:style-name="P9"><text:tab/><text:tab/></text:p>
      <text:p text:style-name="P9"><text:tab/><text:span text:style-name="T13">Testes – Etapas:</text:span></text:p>
      <text:p text:style-name="P9"><text:tab/><text:tab/>-<text:span text:style-name="T13">Durante fase de Desenvolvimento: Development testing ; Sistema testado durante desenvolvimento ; Procurar erros e defeitos</text:span></text:p>
      <text:p text:style-name="P9"><text:tab/><text:tab/>-<text:span text:style-name="T13">Testes de release: testes a versão completa do sistema(release) ; equipa de testes diferente ; antes de entregar ao user</text:span></text:p>
      <text:p text:style-name="P9"><text:tab/><text:tab/>-<text:span text:style-name="T13">Testes de utilizador: testes feitos por utilizadores reais</text:span></text:p>
      <text:p text:style-name="P9"/>
      <text:p text:style-name="P9"><text:tab/><text:span text:style-name="T13">Testes Unitários:</text:span></text:p>
      <text:p text:style-name="P9"><text:tab/><text:tab/>-<text:span text:style-name="T13">Testar componentes individuais de forma isolada</text:span></text:p>
      <text:p text:style-name="P9"><text:tab/><text:tab/>-<text:span text:style-name="T13">Processo de testes de defeitos</text:span></text:p>
      <text:p text:style-name="P9"><text:tab/><text:tab/>-”<text:span text:style-name="T13">Unidades” podem ser: funções ou métodos individuais ; objetos com vários atributos e métodos ; componentes com interfaces bem definidos</text:span></text:p>
      <text:p text:style-name="P9"/>
      <text:p text:style-name="P9"><text:tab/><text:span text:style-name="T13">Testes objetos de classes:</text:span></text:p>
      <text:p text:style-name="P9"><text:tab/><text:tab/>-<text:span text:style-name="T14">Cobertura completa dos testes envolve: testar todas as operações ; testar o objeto em todos os estados</text:span></text:p>
      <text:p text:style-name="P9"><text:tab/><text:tab/>-<text:span text:style-name="T14">Herança pode tornar dificil o desenho dos testes</text:span></text:p>
      <text:p text:style-name="P9"/>
      <text:p text:style-name="P9"><text:tab/><text:span text:style-name="T14">Testes autónomos:</text:span></text:p>
      <text:p text:style-name="P9"><text:tab/><text:tab/>-<text:span text:style-name="T14">Automatizar sempre os testes unitários</text:span></text:p>
      <text:p text:style-name="P9"><text:soft-page-break/><text:tab/><text:tab/>-<text:span text:style-name="T14">Frameworks de testes: Criar e executar testes / ex.: Junit ; Fornecem classes de testes genéricos ; Executar todos os testes implementados</text:span></text:p>
      <text:p text:style-name="P9"><text:tab/><text:tab/><text:span text:style-name="T14">Componentes:</text:span></text:p>
      <text:p text:style-name="P28"><text:span text:style-name="T5"><text:tab/><text:tab/><text:tab/>-</text:span><text:span text:style-name="T7">Setup: </text:span><text:span text:style-name="T8">Inicialização do sistema(input , output esperado)</text:span></text:p>
      <text:p text:style-name="P28"><text:span text:style-name="T7"><text:tab/><text:tab/><text:tab/>-Chamada/Execução: </text:span><text:span text:style-name="T8">Método, função, ...</text:span></text:p>
      <text:p text:style-name="P21"><text:tab/><text:tab/><text:tab/>-Verificação/Assertion: comparação do output obtido com o output esperado</text:p>
      <text:p text:style-name="P21"/>
      <text:p text:style-name="P28"><text:span text:style-name="T7"><text:tab/></text:span><text:span text:style-name="T8">Estratégias de Testes:</text:span></text:p>
      <text:p text:style-name="P17"><text:tab/><text:tab/>-Particionar os Testes</text:p>
      <text:p text:style-name="P17"><text:tab/><text:tab/>-Baseado em regras/guias</text:p>
      <text:p text:style-name="P17"/>
      <text:p text:style-name="P17"><text:tab/>Testes de componentes:</text:p>
      <text:p text:style-name="P17"><text:tab/><text:tab/>-Acede-se à funcionalidade do objeto através do seu interface</text:p>
      <text:p text:style-name="P17"><text:tab/><text:tab/>-Testar componentes compostos: focar em mostrar que interface tem comportamento de acordo com especificação ; assumir-se que testes unitários estão terminados</text:p>
      <text:p text:style-name="P17"><text:tab/></text:p>
      <text:p text:style-name="P17"><text:tab/>Testar interfaces:</text:p>
      <text:p text:style-name="P17"><text:tab/><text:tab/>Objetivos: Detetar falhas ; Erros de interface ; Suposições erradas</text:p>
      <text:p text:style-name="P17"><text:tab/><text:tab/>Erros de interface:</text:p>
      <text:p text:style-name="P17"><text:tab/><text:tab/><text:tab/>-Má utilização: chamar componente usando interface de forma errada</text:p>
      <text:p text:style-name="P17"><text:tab/><text:tab/><text:tab/>-Interface mal percebido: usar interface de forma errada, devido a más suposiçoes</text:p>
      <text:p text:style-name="P17"><text:tab/><text:tab/><text:tab/>-Problemas de sincronização: acesso a dados desatualizados</text:p>
      <text:p text:style-name="P17"/>
      <text:p text:style-name="P18"><text:tab/></text:p>
      <text:p text:style-name="P18"><text:soft-page-break/><text:tab/>Testes de sistema:</text:p>
      <text:p text:style-name="P17"><text:tab/><text:tab/>-Teste de sistema durante desenvolvimento: integrar componentes ; criar versão do sistema ; testar o sistema integrado</text:p>
      <text:p text:style-name="P17"><text:tab/><text:tab/>-Foco: testar interações entre componentes</text:p>
      <text:p text:style-name="P17"><text:tab/><text:tab/>-Objetivo: testar se componentes são compativeis ; se dados corretos transferi-los através de interfaces ; testar comportamento global do sistema</text:p>
      <text:p text:style-name="P17"/>
      <text:p text:style-name="P17"><text:tab/></text:p>
      <text:p text:style-name="P17"><text:tab/>Testes baseados em UseCases:</text:p>
      <text:p text:style-name="P17"><text:tab/><text:tab/>-Use Cases: interações do sistema ; podem ser usados como base dos testes do sistema</text:p>
      <text:p text:style-name="P17"><text:tab/><text:tab/>-Cada UseCase: envolve vários componentes ; testar UseCase força interação dos componentes</text:p>
      <text:p text:style-name="P17"/>
      <text:p text:style-name="P14"><text:tab/>Testes de regressão:</text:p>
      <text:p text:style-name="P14"><text:tab/><text:tab/>-Testar sistema para verificar se alterações não produziram novos erros</text:p>
      <text:p text:style-name="P14"><text:tab/><text:tab/>-Considerando processo manual(dificil e despendioso)</text:p>
      <text:p text:style-name="P14"><text:tab/><text:tab/>-Considerando processo automático(simples, tds testes executados sempre que alteração no sistema)</text:p>
      <text:p text:style-name="P14"><text:tab/><text:tab/>-Todos os testes devem passar com sucesso antes do “commit”</text:p>
      <text:p text:style-name="P14"/>
      <text:p text:style-name="P14"><text:tab/></text:p>
      <text:p text:style-name="P23"/>
      <text:p text:style-name="P23"/>
      <text:p text:style-name="P23"/>
      <text:p text:style-name="P23"/>
      <text:p text:style-name="P23"/>
      <text:p text:style-name="P23"><text:soft-page-break/>→<text:span text:style-name="T17">Testes Unitários Junit</text:span></text:p>
      <text:p text:style-name="P23"><text:tab/><text:span text:style-name="T19">Junit: Framework de testes ; Integração com IDEs ; Execução automática de testes ; Baseado em anotações</text:span></text:p>
      <text:p text:style-name="P25"/>
      <text:p text:style-name="P26"><text:tab/></text:p>
      <text:p text:style-name="P26"/>
      <text:p text:style-name="P26"><text:tab/>Conceitos:</text:p>
      <text:p text:style-name="P26"><text:tab/><text:tab/>Classes de testes: </text:p>
      <text:p text:style-name="P26"><text:tab/><text:tab/><text:tab/>-Uma classe de testes para cada classe</text:p>
      <text:p text:style-name="P25"><text:tab/><text:tab/><text:tab/>-Pelo menos um método de testes para cada método</text:p>
      <text:p text:style-name="P25"><text:tab/><text:tab/><text:tab/>Convenções:</text:p>
      <text:p text:style-name="P25"><text:tab/><text:tab/><text:tab/><text:tab/>-Usar os mesmos nomes dos package</text:p>
      <text:p text:style-name="P25"><text:tab/><text:tab/><text:tab/><text:tab/>-Nomes baseados no da classe a ser testada: Ex.: MyCalculator ; MyCalculatorTest</text:p>
      <text:p text:style-name="P25"/>
      <text:p text:style-name="P25"><text:tab/><text:tab/>Métodos de Teste:</text:p>
      <text:p text:style-name="P25"><text:tab/><text:tab/><text:tab/>Estrutura:</text:p>
      <text:p text:style-name="P25"><text:tab/><text:tab/><text:tab/><text:tab/>-Setup do testes: init das vars ; def do resultado esperado</text:p>
      <text:p text:style-name="P25"><text:tab/><text:tab/><text:tab/><text:tab/>-Execução: método a ser testado</text:p>
      <text:p text:style-name="P25"><text:tab/><text:tab/><text:tab/><text:tab/>-Assert: Comparação esperado com o obtido</text:p>
      <text:p text:style-name="P25"/>
      <text:p text:style-name="P25"><text:tab/><text:tab/><text:tab/>Conveções:</text:p>
      <text:p text:style-name="P25"><text:tab/><text:tab/><text:tab/><text:tab/>-Nomes descritivos</text:p>
      <text:p text:style-name="P25"><text:tab/><text:tab/><text:tab/><text:tab/>-Exemplo: deveDividirDoisNumeros()</text:p>
      <text:p text:style-name="P25"><text:tab/><text:tab/><text:tab/><text:tab/><text:tab/> <text:s text:c="7"/>deveLancarExcepcao()</text:p>
      <text:p text:style-name="P25"><text:soft-page-break/></text:p>
      <text:p text:style-name="P25"><text:tab/><text:tab/>Mecanismos Base:</text:p>
      <text:p text:style-name="P25"><text:tab/><text:tab/><text:tab/>Anotações: <text:s/>método para descobrir, orgnizar, ativar testes</text:p>
      <text:p text:style-name="P25"><text:tab/><text:tab/><text:tab/>Assertations(afirmações): método usado para ver se teste passou ou não ; comparação</text:p>
      <text:p text:style-name="P26"><text:tab/><text:tab/><text:tab/></text:p>
      <text:p text:style-name="P26"><text:tab/><text:tab/>Métodos de Teste:</text:p>
      <text:p text:style-name="P26"><text:tab/><text:tab/><text:tab/>-Executados em ambiente isolado: não devem depender de outros testes</text:p>
      <text:p text:style-name="P26"><text:tab/><text:tab/><text:tab/>-Baseados em anotações: @org.junit.jupiter.api.Test<text:tab/></text:p>
      <text:p text:style-name="P26"/>
      <text:p text:style-name="P26"><text:tab/><text:tab/>Organização do Projeto:</text:p>
      <text:p text:style-name="P26"><text:tab/><text:tab/><text:tab/>-Pasta “src/main/java” : pasta com source do projeto; pasta com classes a serem testadas</text:p>
      <text:p text:style-name="P26"><text:tab/><text:tab/><text:tab/>-Pasta “src/test/java” : pasta com as classes de testes<text:tab/></text:p>
      <text:p text:style-name="P25"><text:tab/><text:tab/><text:tab/></text:p>
      <text:p text:style-name="P14"><text:tab/><text:tab/><text:span text:style-name="T22">Anotações Junit:</text:span></text:p>
      <text:p text:style-name="P14"><text:tab/><text:tab/><text:tab/><text:a xlink:type="simple" xlink:href="mailto:-@BeforeAll" text:style-name="Internet_20_link" text:visited-style-name="Visited_20_Internet_20_Link">-</text:a><text:a xlink:type="simple" xlink:href="mailto:-@BeforeAll" text:style-name="Internet_20_link" text:visited-style-name="Visited_20_Internet_20_Link"><text:span text:style-name="T22">@BeforeAll</text:span></text:a><text:span text:style-name="T22"> : Executado antes de tds os testes de uma classe de teste</text:span></text:p>
      <text:p text:style-name="P14"><text:tab/><text:tab/><text:tab/><text:a xlink:type="simple" xlink:href="mailto:-@AfterAll" text:style-name="Internet_20_link" text:visited-style-name="Visited_20_Internet_20_Link">-</text:a><text:a xlink:type="simple" xlink:href="mailto:-@AfterAll" text:style-name="Internet_20_link" text:visited-style-name="Visited_20_Internet_20_Link"><text:span text:style-name="T22">@AfterAll</text:span></text:a><text:span text:style-name="T22"> : Executado depois de tds os testes de uma classe de teste</text:span></text:p>
      <text:p text:style-name="P14"><text:tab/><text:tab/><text:tab/><text:a xlink:type="simple" xlink:href="mailto:-@BeforeEach" text:style-name="Internet_20_link" text:visited-style-name="Visited_20_Internet_20_Link">-</text:a><text:a xlink:type="simple" xlink:href="mailto:-@BeforeEach" text:style-name="Internet_20_link" text:visited-style-name="Visited_20_Internet_20_Link"><text:span text:style-name="T22">@BeforeEach</text:span></text:a><text:span text:style-name="T22"> : Antes de cada testes da classes de testes ; Setup de tds os testes ; Setup do ambiente de execução</text:span></text:p>
      <text:p text:style-name="P14"><text:tab/><text:tab/><text:tab/><text:a xlink:type="simple" xlink:href="mailto:-@AfterEach" text:style-name="Internet_20_link" text:visited-style-name="Visited_20_Internet_20_Link">-</text:a><text:a xlink:type="simple" xlink:href="mailto:-@AfterEach" text:style-name="Internet_20_link" text:visited-style-name="Visited_20_Internet_20_Link"><text:span text:style-name="T22">@AfterEach</text:span></text:a><text:span text:style-name="T22"> : Depois de cada teste ; Limpeza de tds os testes</text:span></text:p>
      <text:p text:style-name="P14"><text:tab/><text:tab/><text:tab/><text:a xlink:type="simple" xlink:href="mailto:-@Test" text:style-name="Internet_20_link" text:visited-style-name="Visited_20_Internet_20_Link">-</text:a><text:a xlink:type="simple" xlink:href="mailto:-@Test" text:style-name="Internet_20_link" text:visited-style-name="Visited_20_Internet_20_Link"><text:span text:style-name="T22">@Test</text:span></text:a><text:span text:style-name="T22"> : Usado para “marcar”/anotar um método de testes</text:span></text:p>
      <text:p text:style-name="P14"><text:tab/><text:tab/><text:tab/><text:a xlink:type="simple" xlink:href="mailto:-@Test" text:style-name="Internet_20_link" text:visited-style-name="Visited_20_Internet_20_Link">-</text:a><text:a xlink:type="simple" xlink:href="mailto:-@Test" text:style-name="Internet_20_link" text:visited-style-name="Visited_20_Internet_20_Link"><text:span text:style-name="T22">@Test</text:span></text:a><text:span text:style-name="T22">(timeout = &lt;delay&gt;) : Definir tempo max de exec ; Se tempo exceder, o teste falha</text:span></text:p>
      <text:p text:style-name="P14"><text:tab/><text:tab/><text:tab/><text:a xlink:type="simple" xlink:href="mailto:-@Test" text:style-name="Internet_20_link" text:visited-style-name="Visited_20_Internet_20_Link">-</text:a><text:a xlink:type="simple" xlink:href="mailto:-@Test" text:style-name="Internet_20_link" text:visited-style-name="Visited_20_Internet_20_Link"><text:span text:style-name="T22">@Test</text:span></text:a><text:span text:style-name="T22">(excepted = &lt;exception&gt;.class) : Teste passa se for lançada excepção</text:span></text:p>
      <text:p text:style-name="P14"><text:soft-page-break/><text:tab/><text:tab/><text:tab/><text:a xlink:type="simple" xlink:href="mailto:-@Ignore" text:style-name="Internet_20_link" text:visited-style-name="Visited_20_Internet_20_Link">-</text:a><text:a xlink:type="simple" xlink:href="mailto:-@Ignore" text:style-name="Internet_20_link" text:visited-style-name="Visited_20_Internet_20_Link"><text:span text:style-name="T22">@Ignore</text:span></text:a><text:span text:style-name="T22"> : Usado para ignorar testes </text:span></text:p>
      <text:p text:style-name="P14"/>
      <text:p text:style-name="P14"><text:tab/><text:tab/><text:span text:style-name="T22">Assertions:</text:span></text:p>
      <text:p text:style-name="P14"><text:tab/><text:tab/><text:tab/>-<text:span text:style-name="T22">assertEquals : Verifica se 2 objetos são iguais ; Opcional – Incluir mensagem de falha</text:span></text:p>
      <text:p text:style-name="P14"><text:tab/><text:tab/><text:tab/>-<text:span text:style-name="T22">assertEquals for arrays : True – quando arrays tem o mesmo tamanho ; tds os elementos nas mesmas posições são iguais</text:span></text:p>
      <text:p text:style-name="P14"><text:tab/><text:tab/><text:tab/>-<text:span text:style-name="T22">assertNull / assertNotNull : Verifica se um objeto é null / verifica se um objeto não é null</text:span></text:p>
      <text:p text:style-name="P14"><text:tab/><text:tab/><text:tab/>-<text:span text:style-name="T22">assertSame / assertNotSame : Verifica se 2 objetos são o mesmo / verifica se 2 objetos não são o mesmo ; Equivalente – operador == &amp;&amp; !=</text:span></text:p>
      <text:p text:style-name="P14"><text:tab/><text:tab/><text:tab/>-<text:span text:style-name="T22">assertTrue / assertFalse : verifica se uma condição é verdade / verifica se uma condição é false</text:span></text:p>
      <text:p text:style-name="P14"><text:tab/><text:tab/><text:tab/>-<text:span text:style-name="T22">fail : obriga teste a falhar ; util para forçar teste a falhar perante condições proibidas</text:span></text:p>
      <text:p text:style-name="P14"/>
      <text:p text:style-name="P14"><text:tab/><text:tab/><text:span text:style-name="T22">Dicas:</text:span></text:p>
      <text:p text:style-name="P14"><text:tab/><text:tab/><text:tab/>-<text:span text:style-name="T22">Usar vars de classes nas classes de teste: usar vars de classes como se fossem classes normais</text:span></text:p>
      <text:p text:style-name="P14"><text:tab/><text:tab/><text:tab/>-<text:span text:style-name="T22">Ser exaustivo: testar máximo possível ; exemplo: testar todos os dias do ano</text:span></text:p>
      <text:p text:style-name="P14"><text:tab/><text:tab/><text:tab/>-<text:span text:style-name="T22">Lidar com excepções: garantir lançamento de excepções quando devem ser lançadas</text:span></text:p>
      <text:p text:style-name="P14"><text:tab/><text:tab/><text:tab/>-<text:span text:style-name="T22">Documentar os asserts: util quando testes falham</text:span></text:p>
      <text:p text:style-name="P14"><text:tab/><text:tab/></text:p>
      <text:p text:style-name="P14"><text:tab/><text:tab/><text:span text:style-name="T22">Verificar a cobertura de testes:</text:span></text:p>
      <text:p text:style-name="P14"><text:tab/><text:tab/><text:tab/>-<text:span text:style-name="T23">Periodicamente</text:span></text:p>
      <text:p text:style-name="P14"><text:tab/><text:tab/><text:tab/>-<text:span text:style-name="T23">Tipos de cobertura: Statement ; Branch ; “caminhos”</text:span></text:p>
      <text:p text:style-name="P14"><text:soft-page-break/><text:tab/><text:tab/><text:tab/>-<text:span text:style-name="T23">Farrementas para verificar a cobertura de testes: EclEmma ; CodeCover ; NoUnit ; Jester ; …</text:span></text:p>
      <text:p text:style-name="P14"><text:tab/><text:tab/></text:p>
      <text:p text:style-name="P14"><text:tab/><text:tab/><text:span text:style-name="T23">Como correr testes:</text:span></text:p>
      <text:p text:style-name="P14"><text:tab/><text:tab/><text:tab/>-<text:span text:style-name="T23">Diretamente no IDE: Eclipse – Run As Junit Test</text:span></text:p>
      <text:p text:style-name="P14"/>
      <text:p text:style-name="P14"><text:tab/><text:tab/><text:tab/>-<text:span text:style-name="T23">Usando o Maven: Numa consola executar – nvm test</text:span></text:p>
      <text:p text:style-name="P14"><text:tab/><text:tab/></text:p>
      <text:p text:style-name="P14"><text:tab/></text:p>
      <text:p text:style-name="P14"><text:span text:style-name="T25">→</text:span><text:span text:style-name="T26">Mocks</text:span><text:span text:style-name="T25"><text:tab/></text:span><text:tab/></text:p>
      <text:p text:style-name="P14"><text:tab/>-<text:span text:style-name="T30">Testes Unitários:</text:span></text:p>
      <text:p text:style-name="P14"><text:tab/><text:tab/>-<text:span text:style-name="T30">Testar unidades: Métodos ; funções ; ...</text:span></text:p>
      <text:p text:style-name="P14"><text:tab/><text:tab/>-<text:span text:style-name="T30">Testar de forma isolada: não depender de outras unidades</text:span></text:p>
      <text:p text:style-name="P14"><text:tab/><text:tab/>-<text:span text:style-name="T30">Problema: unidades dependes de outras ; dificil de isolar unidades</text:span></text:p>
      <text:p text:style-name="P14"><text:tab/><text:tab/>-<text:span text:style-name="T30">Solução: simular unidades ; fazer “mocking” das unidades</text:span></text:p>
      <text:p text:style-name="P14"><text:tab/><text:tab/></text:p>
      <text:p text:style-name="P14"><text:tab/>-<text:span text:style-name="T30">Mocking</text:span></text:p>
      <text:p text:style-name="P14"><text:tab/><text:tab/>-<text:span text:style-name="T30">Criar objetos mocks: obj simulados</text:span></text:p>
      <text:p text:style-name="P14"><text:tab/><text:tab/><text:tab/>-<text:span text:style-name="T30">Manualmente: através de código ; criação de classes “dummy” ; druante testes usadas classes “dummy”</text:span></text:p>
      <text:p text:style-name="P14"><text:tab/><text:tab/><text:tab/>-<text:span text:style-name="T30">Forma automática: frameworks de mocking ; forma correta de criar obj mock</text:span></text:p>
      <text:p text:style-name="P32"><text:tab/><text:tab/><text:tab/>-<text:span text:style-name="T30">Frameworks de Mocking: </text:span></text:p>
      <text:p text:style-name="P32"><text:span text:style-name="T30"><text:tab/><text:tab/><text:tab/><text:tab/>-criar objetos falsos a partir de classes reais</text:span></text:p>
      <text:p text:style-name="P32"><text:tab/><text:tab/><text:tab/><text:tab/>-<text:span text:style-name="T31">usados em testes unitários</text:span></text:p>
      <text:p text:style-name="P32"><text:tab/><text:tab/><text:tab/><text:tab/>-<text:span text:style-name="T31">substituirem objetos reais</text:span></text:p>
      <text:p text:style-name="P32"><text:soft-page-break/><text:tab/><text:tab/><text:tab/><text:tab/>-”<text:span text:style-name="T31">enganarem” um objeto</text:span></text:p>
      <text:p text:style-name="P32"><text:tab/><text:tab/><text:tab/><text:tab/>-”<text:span text:style-name="T31">peça de teatro”</text:span></text:p>
      <text:p text:style-name="P32"><text:tab/><text:tab/><text:tab/><text:tab/>-<text:span text:style-name="T31">Replicam o processo manual</text:span></text:p>
      <text:p text:style-name="P32"><text:tab/><text:tab/><text:tab/><text:tab/>-<text:span text:style-name="T31">Alguns frameworks de Mocking para Java : Mockito ; PowerMock ; EasyMock</text:span></text:p>
      <text:p text:style-name="P14"><text:tab/><text:tab/><text:tab/><text:tab/>-<text:span text:style-name="T30">Especificar comportamento dos objetos mock: especifico ; definido para cada teste</text:span></text:p>
      <text:p text:style-name="P14"><text:tab/><text:tab/><text:tab/><text:tab/>-<text:span text:style-name="T30">Comportamentos típicos: Quando X incovado, retorna Y ; Quando X invocado com args Y e Z , retorna W</text:span></text:p>
      <text:p text:style-name="P32"><text:tab/><text:tab/>-<text:span text:style-name="T31">Quando usar:</text:span></text:p>
      <text:p text:style-name="P32"><text:tab/><text:tab/><text:tab/>-<text:span text:style-name="T31">Interação com métodos sem comportamento deterministico</text:span></text:p>
      <text:p text:style-name="P32"><text:tab/><text:tab/><text:tab/>-<text:span text:style-name="T31">Interação com metódos com efeitos secundários</text:span></text:p>
      <text:p text:style-name="P32"><text:tab/><text:tab/><text:tab/>-<text:span text:style-name="T31">Invocar operações externas</text:span></text:p>
      <text:p text:style-name="P32"><text:tab/><text:tab/><text:tab/>-<text:span text:style-name="T31">Forçar erros “estranhos” e dificeis de reolver</text:span></text:p>
      <text:p text:style-name="P32"><text:tab/><text:tab/></text:p>
      <text:p text:style-name="P32"><text:tab/><text:tab/>-<text:span text:style-name="T31">Uso Típico:</text:span></text:p>
      <text:p text:style-name="P32"><text:tab/><text:tab/><text:tab/><text:span text:style-name="T31">1)Fazer mock das dependências da classe a ser testada</text:span></text:p>
      <text:p text:style-name="P32"><text:span text:style-name="T31"><text:tab/><text:tab/><text:tab/>2) Executar cód da classe a ser testada</text:span></text:p>
      <text:p text:style-name="P32"><text:tab/><text:tab/><text:tab/><text:span text:style-name="T31">3) Verificar se cód foi executado como esperado</text:span></text:p>
      <text:p text:style-name="P14"><text:tab/></text:p>
      <text:p text:style-name="P14"><text:tab/>-<text:span text:style-name="T31">Mockito:</text:span></text:p>
      <text:p text:style-name="P14"><text:tab/><text:tab/>-<text:span text:style-name="T31">Criar objetos mock: Anotação - @Mock</text:span></text:p>
      <text:p text:style-name="P14"><text:tab/><text:tab/>-<text:span text:style-name="T31">Especificar valor de retorno: </text:span></text:p>
      <text:p text:style-name="P14"><text:tab/><text:tab/><text:tab/>-”<text:span text:style-name="T31">when thenReturn”</text:span></text:p>
      <text:p text:style-name="P14"><text:tab/><text:tab/><text:tab/>-”<text:span text:style-name="T31">when thenThrow”</text:span></text:p>
      <text:p text:style-name="P14"><text:soft-page-break/><text:tab/><text:tab/><text:tab/>-<text:span text:style-name="T31">Invocações não especificadas devolvem valores nulos de acordo com <text:tab/><text:tab/><text:tab/>o tipo:</text:span></text:p>
      <text:p text:style-name="P14"><text:tab/><text:tab/><text:tab/><text:tab/>-<text:span text:style-name="T31">Null para objetos</text:span></text:p>
      <text:p text:style-name="P14"><text:tab/><text:tab/><text:tab/><text:tab/>- <text:span text:style-name="T31">0 para numeros</text:span></text:p>
      <text:p text:style-name="P14"><text:tab/><text:tab/><text:tab/><text:tab/>- <text:span text:style-name="T31">falses para booleanos</text:span></text:p>
      <text:p text:style-name="P14"><text:tab/></text:p>
      <text:p text:style-name="P14"><text:tab/><text:tab/>-<text:span text:style-name="T32">Especificar comportamentos:</text:span></text:p>
      <text:p text:style-name="P14"><text:tab/><text:tab/><text:tab/>-<text:span text:style-name="T32">Valores de retorno</text:span></text:p>
      <text:p text:style-name="P14"><text:tab/><text:tab/><text:tab/>-<text:span text:style-name="T32">Diferentes para cada método: Dependendo dos argumentos ; API “fluente”</text:span></text:p>
      <text:p text:style-name="P14"/>
      <text:p text:style-name="P14"><text:tab/><text:tab/>-<text:span text:style-name="T32">Verificar invocação de métodos:</text:span></text:p>
      <text:p text:style-name="P14"><text:tab/><text:tab/><text:tab/>-<text:span text:style-name="T32">Behavior testing: verificar comportamentos ; não se verificam resultados</text:span></text:p>
      <text:p text:style-name="P14"><text:tab/><text:tab/><text:tab/>-<text:span text:style-name="T32">Verificar de condições especificadas foram compridas: se um método foi invocado de acordo com parâmetros especificos</text:span></text:p>
      <text:p text:style-name="P14"/>
      <text:p text:style-name="P14"><text:tab/><text:tab/>-<text:span text:style-name="T32">Injeção de Mocks:</text:span></text:p>
      <text:p text:style-name="P14"><text:tab/><text:tab/><text:tab/>-<text:span text:style-name="T32">Injeção de: construtores ; métodos ou atributos ; com base no tipo ...</text:span></text:p>
      <text:p text:style-name="P14"/>
      <text:p text:style-name="P14"><text:tab/><text:tab/>-<text:span text:style-name="T32">Testar métodos estáticos: mockito não permite ; necessário recorrer a outros frameworks ; powermock(disponibiliza classe para ser testada ; permite usar todas operações do mockito</text:span></text:p>
      <text:p text:style-name="P14"/>
      <text:p text:style-name="P24">→<text:span text:style-name="T24">Test Driven Development(TDD)</text:span></text:p>
      <text:p text:style-name="P15"><text:tab/>-<text:span text:style-name="T24">Metodologia de desenvolvimento baseada em testes: Escrita de código intercalada com testes</text:span></text:p>
      <text:p text:style-name="P15"><text:soft-page-break/><text:tab/>-<text:span text:style-name="T24">Testes escritos antes da implementação</text:span></text:p>
      <text:p text:style-name="P15"><text:tab/>-<text:span text:style-name="T24">Código escrito de forma incremental</text:span></text:p>
      <text:p text:style-name="P15"><text:tab/>-<text:span text:style-name="T24">Metodologia introduziad como parte das metodologias ágeis: XP , Metodologias baseadas em planos</text:span></text:p>
      <text:p text:style-name="P15"><text:tab/></text:p>
      <text:p text:style-name="P15"><text:tab/><text:span text:style-name="T24">Processo TDD:</text:span></text:p>
      <text:p text:style-name="P15"><text:tab/><text:tab/>-<text:span text:style-name="T24">Atividades: identificar incremento das funcionalidades necessário ; escrever testes para a funcionalidade ; executar o teste ; implementar a funcionalidade ; quando passarem(continuar para a próxima funcionalidade)</text:span></text:p>
      <text:p text:style-name="P15"><text:tab/><text:tab/>-<text:span text:style-name="T24">Vantagens:</text:span></text:p>
      <text:p text:style-name="P15"><text:tab/><text:tab/><text:tab/>-<text:span text:style-name="T24">Cobertura do código de testes: todos os fragmentos tem pelo menos 1 teste associado ; todo codigo tem pelo menos um teste</text:span></text:p>
      <text:p text:style-name="P15"><text:tab/><text:tab/><text:tab/>-<text:span text:style-name="T24">Teste de regressão : conjunto de testes criado de forma incremental</text:span></text:p>
      <text:p text:style-name="P15"><text:tab/><text:tab/><text:tab/>-<text:span text:style-name="T24">Debug mais simples: qd teste falha, mais facil detetar o local do problema ; descrevem o que o código deve fazer</text:span></text:p>
      <text:p text:style-name="P15"><text:tab/><text:tab/><text:tab/>-<text:span text:style-name="T24">Documentação do sistema: testes são forma de documentação ; descrevem o que o código deve fazer</text:span></text:p>
      <text:p text:style-name="P15"><text:tab/><text:tab/></text:p>
      <text:p text:style-name="P8"/>
      <text:p text:style-name="P22">→<text:span text:style-name="T27">Desenho da Arquitetura</text:span><text:tab/></text:p>
      <text:p text:style-name="P22"><text:tab/><text:span text:style-name="T18">-</text:span><text:span text:style-name="T20">Perceber </text:span><text:span text:style-name="T21">forma como sistema deve estar organizado: desenhar estrutura geral do sistema</text:span></text:p>
      <text:p text:style-name="P27"><text:tab/>-Etapa crítica; ligação entre desenho do sistema e requisitos ; indentifica compoenentes estruturais do sistema e relações entre si</text:p>
      <text:p text:style-name="P27"><text:tab/>-Output do desenho da arquitetura: modelo da arquitetura ; descreve organização do sistema através de conjunto de componentes</text:p>
      <text:p text:style-name="P27"><text:tab/></text:p>
      <text:p text:style-name="P27"><text:tab/>-Métodos ágeis e arquitetura do sistema:</text:p>
      <text:p text:style-name="P27"><text:soft-page-break/><text:tab/><text:tab/>-Fase Inicial: deve ser desenho geral da arquitetura – consenso comum</text:p>
      <text:p text:style-name="P27"><text:tab/><text:tab/>-Refactoring da arquitetura : <text:span text:style-name="T28">afeta componentes ; processo dispendioso ; deve ser evitado</text:span></text:p>
      <text:p text:style-name="P27"/>
      <text:p text:style-name="P27"><text:tab/>-<text:span text:style-name="T28">Niveis de abstração:</text:span></text:p>
      <text:p text:style-name="P27"><text:tab/><text:tab/>-<text:span text:style-name="T28">Pequena escala: <text:s/>como um prog é decomposto em componentes</text:span></text:p>
      <text:p text:style-name="P27"><text:tab/><text:tab/>-<text:span text:style-name="T28">Grande escala: arq de sis complexos empresariais ; sis que imcluem outros sis ; sis distribuidos </text:span></text:p>
      <text:p text:style-name="P27"><text:tab/><text:tab/></text:p>
      <text:p text:style-name="P27"><text:tab/>-<text:span text:style-name="T28">Representação da arquitetura:</text:span></text:p>
      <text:p text:style-name="P27"><text:tab/><text:tab/>-<text:span text:style-name="T28">Simples e informal: diagramas de blocos ; mostre entidades e relações</text:span></text:p>
      <text:p text:style-name="P27"><text:tab/><text:tab/>-<text:span text:style-name="T28">Críticas: falta de semantica ; não mostram relações entre entidades nem props das entidades</text:span></text:p>
      <text:p text:style-name="P27"><text:tab/></text:p>
      <text:p text:style-name="P27"><text:tab/>-<text:span text:style-name="T28">Tipos de Utilização:</text:span></text:p>
      <text:p text:style-name="P27"><text:tab/><text:tab/>-<text:span text:style-name="T28">Forma de facilitar discussão sobre o desenho da arquitetura</text:span></text:p>
      <text:p text:style-name="P27"><text:tab/><text:tab/>-<text:span text:style-name="T28">Forma de documentar a arquitetura</text:span></text:p>
      <text:p text:style-name="P27"/>
      <text:p text:style-name="P27"><text:tab/>-<text:span text:style-name="T28">Decisões de desenho:</text:span></text:p>
      <text:p text:style-name="P27"><text:tab/><text:tab/>-<text:span text:style-name="T28">Processo criativo: Depende do sis a ser desenvolvido</text:span></text:p>
      <text:p text:style-name="P27"><text:tab/><text:tab/>-<text:span text:style-name="T28">Existem decisões comuns: abragem tds tipos de desenhos ; afetam caracteristicas não funcionais</text:span></text:p>
      <text:p text:style-name="P27"/>
      <text:p text:style-name="P27"><text:tab/>-<text:span text:style-name="T28">Reutilização da arquitetura:</text:span></text:p>
      <text:p text:style-name="P27"><text:tab/><text:tab/>-<text:span text:style-name="T28">Sis do mesmo domínio: tem arquiteturas semelhantes ; refletem mesmo conceitos</text:span></text:p>
      <text:p text:style-name="P27"><text:tab/><text:tab/>-<text:span text:style-name="T28">Arquitetura de um sistema: pode ser desenhada usando vários padrões</text:span></text:p>
      <text:p text:style-name="P27"><text:soft-page-break/></text:p>
      <text:p text:style-name="P27"><text:tab/>-<text:span text:style-name="T28">Visões da arquitetura:</text:span></text:p>
      <text:p text:style-name="P27"><text:tab/><text:tab/>-<text:span text:style-name="T28">Que notações devem ser usadas?</text:span></text:p>
      <text:p text:style-name="P27"><text:tab/><text:tab/>-<text:span text:style-name="T28">Cada modelo mostrar apenas 1 perspetiva do sistema</text:span></text:p>
      <text:p text:style-name="P27"><text:tab/><text:tab/>-<text:span text:style-name="T28">Quais versões uteis estamos a desenhar e a documentar?</text:span></text:p>
      <text:p text:style-name="P27"/>
      <text:p text:style-name="P27"><text:tab/>-<text:span text:style-name="T28">Possiveis <text:s/>Visões:</text:span></text:p>
      <text:p text:style-name="P27"><text:tab/><text:tab/>-<text:span text:style-name="T28">Lógica</text:span></text:p>
      <text:p text:style-name="P27"><text:tab/><text:tab/>-<text:span text:style-name="T28">Processos</text:span></text:p>
      <text:p text:style-name="P27"><text:tab/><text:tab/>-<text:span text:style-name="T28">Desenvolvimento</text:span></text:p>
      <text:p text:style-name="P27"><text:tab/><text:tab/>-<text:span text:style-name="T28">Física</text:span></text:p>
      <text:p text:style-name="P27"/>
      <text:p text:style-name="P27"><text:tab/>-<text:span text:style-name="T28">Representação das perspetivas:</text:span></text:p>
      <text:p text:style-name="P27"><text:tab/><text:tab/>-<text:span text:style-name="T28">UML</text:span></text:p>
      <text:p text:style-name="P27"><text:tab/><text:tab/>-<text:span text:style-name="T28">ADL’s(Architecure Description Languages)</text:span></text:p>
      <text:p text:style-name="P27"/>
      <text:p text:style-name="P27"><text:tab/>-<text:span text:style-name="T28">Padrões de arquiteturas:</text:span></text:p>
      <text:p text:style-name="P27"><text:tab/><text:tab/>-<text:span text:style-name="T28">Forma de representar, partilhar e reutilizar conhecimento</text:span></text:p>
      <text:p text:style-name="P27"><text:tab/><text:tab/>-<text:span text:style-name="T28">Padrões de arquiteturas</text:span></text:p>
      <text:p text:style-name="P27"><text:tab/><text:tab/>-<text:span text:style-name="T28">Devem incluir info de quando são ou não uteis</text:span></text:p>
      <text:p text:style-name="P27"><text:tab/><text:tab/>-<text:span text:style-name="T28">Podem ser representadas usando descrição tabular ou gráfica</text:span></text:p>
      <text:p text:style-name="P27"/>
      <text:p text:style-name="P27"><text:tab/>-<text:span text:style-name="T29">Arquitetura por Camadas:</text:span></text:p>
      <text:p text:style-name="P27"><text:tab/><text:tab/>-<text:span text:style-name="T29">Usada para modelar interface de sub – sistemas</text:span></text:p>
      <text:p text:style-name="P27"><text:tab/><text:tab/>-<text:span text:style-name="T29">Organiza sistema num conj de camadas</text:span></text:p>
      <text:p text:style-name="P27"><text:soft-page-break/><text:tab/><text:tab/>-<text:span text:style-name="T29">Permite desenvolvimento incremental de subsistemas em diferentes camadas</text:span></text:p>
      <text:p text:style-name="P27"/>
      <text:p text:style-name="P27"><text:tab/>-<text:span text:style-name="T29">Arquitetura de repositório:</text:span></text:p>
      <text:p text:style-name="P27"><text:tab/><text:tab/>-<text:span text:style-name="T29">Dados partilhados são guardadas num repositorio ou base de dados central e podem ser acedidos por tds subsistemas</text:span></text:p>
      <text:p text:style-name="P27"><text:tab/><text:tab/>-<text:span text:style-name="T29">Cada subsistema mantem sua base de dados própria</text:span></text:p>
      <text:p text:style-name="P27"><text:tab/><text:tab/>-<text:span text:style-name="T29">Quando existe grande quantidade de dados: modelo partilha usando um repositório ; mecanismo eficiente de partilha de dados</text:span></text:p>
      <text:p text:style-name="P27"/>
      <text:p text:style-name="P27"><text:tab/>-<text:span text:style-name="T29">Arquitetura Cliente Servidor:</text:span></text:p>
      <text:p text:style-name="P27"><text:tab/><text:tab/>-<text:span text:style-name="T29">Modelo distribuido: mostra como dados e processos são distribuidos por vários componentes ; pode ser implementado apenas num único computador</text:span></text:p>
      <text:p text:style-name="P27"><text:tab/><text:tab/>-<text:span text:style-name="T29">Conjunto de servidores standalone: fornecem serviços especificos, ex.: gestão de dados</text:span></text:p>
      <text:p text:style-name="P27"><text:tab/><text:tab/>-<text:span text:style-name="T29">Conjunto de clientes que invocam esses serviços</text:span></text:p>
      <text:p text:style-name="P27"><text:tab/><text:tab/>-<text:span text:style-name="T29">Rede que permite ligação entre os clientes e os servidores</text:span></text:p>
      <text:p text:style-name="P27"/>
      <text:p text:style-name="P27"/>
      <text:p text:style-name="P27"><text:tab/>-<text:span text:style-name="T29">Arquitetura Pipe and Filter:</text:span></text:p>
      <text:p text:style-name="P27"><text:tab/><text:tab/>-<text:span text:style-name="T29">Transformações funcionais: processam input ; produzem output</text:span></text:p>
      <text:p text:style-name="P27"><text:tab/><text:tab/>-<text:span text:style-name="T29">Pipe and filter model: como conhecido na shell Linux/Unix</text:span></text:p>
      <text:p text:style-name="P27"><text:tab/><text:tab/>-<text:span text:style-name="T29">Existem variantes deste modelo muito usadas: transformações sequenciais</text:span></text:p>
      <text:p text:style-name="P27"><text:tab/><text:tab/>-<text:span text:style-name="T29">Não é aplicável a sistemas interativos</text:span></text:p>
      <text:p text:style-name="P27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2T19:56:13.253224978</meta:creation-date>
    <dc:date>2020-05-24T20:29:39.396183823</dc:date>
    <meta:editing-duration>PT1H37M6S</meta:editing-duration>
    <meta:editing-cycles>18</meta:editing-cycles>
    <meta:generator>LibreOffice/6.3.5.2$Linux_X86_64 LibreOffice_project/30$Build-2</meta:generator>
    <meta:document-statistic meta:table-count="0" meta:image-count="0" meta:object-count="0" meta:page-count="20" meta:paragraph-count="387" meta:word-count="2843" meta:character-count="20282" meta:non-whitespace-character-count="16765"/>
  </office:meta>
</office:document-meta>
</file>